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6032"/>
    </style:style>
    <style:style style:name="P2" style:family="paragraph" style:parent-style-name="Standard">
      <style:paragraph-properties fo:text-align="end" style:justify-single-word="false"/>
      <style:text-properties officeooo:rsid="001e6032" officeooo:paragraph-rsid="001e6032"/>
    </style:style>
    <style:style style:name="P3" style:family="paragraph" style:parent-style-name="Standard">
      <style:paragraph-properties fo:text-align="start" style:justify-single-word="false"/>
      <style:text-properties officeooo:rsid="001e6032" officeooo:paragraph-rsid="001e6032"/>
    </style:style>
    <style:style style:name="P4" style:family="paragraph" style:parent-style-name="Standard">
      <style:paragraph-properties fo:text-align="start" style:justify-single-word="false"/>
      <style:text-properties officeooo:rsid="001e6032" officeooo:paragraph-rsid="0020ca29"/>
    </style:style>
    <style:style style:name="P5" style:family="paragraph" style:parent-style-name="Standard">
      <style:text-properties officeooo:rsid="000d7fb1" officeooo:paragraph-rsid="0020ca29"/>
    </style:style>
    <style:style style:name="P6" style:family="paragraph" style:parent-style-name="Standard">
      <style:text-properties officeooo:rsid="000e5a02" officeooo:paragraph-rsid="0020ca29"/>
    </style:style>
    <style:style style:name="P7" style:family="paragraph" style:parent-style-name="Standard">
      <style:text-properties officeooo:rsid="0010f139" officeooo:paragraph-rsid="0020ca29"/>
    </style:style>
    <style:style style:name="P8" style:family="paragraph" style:parent-style-name="Standard">
      <style:text-properties officeooo:rsid="00122cf7" officeooo:paragraph-rsid="0020ca29"/>
    </style:style>
    <style:style style:name="P9" style:family="paragraph" style:parent-style-name="Standard">
      <style:text-properties officeooo:rsid="0015b478" officeooo:paragraph-rsid="0020ca29"/>
    </style:style>
    <style:style style:name="P10" style:family="paragraph" style:parent-style-name="Standard">
      <style:text-properties officeooo:rsid="0018157f" officeooo:paragraph-rsid="0020ca29"/>
    </style:style>
    <style:style style:name="P11" style:family="paragraph" style:parent-style-name="Standard">
      <style:text-properties officeooo:rsid="001a7ec1" officeooo:paragraph-rsid="0020ca29"/>
    </style:style>
    <style:style style:name="P12" style:family="paragraph" style:parent-style-name="Standard">
      <style:paragraph-properties fo:text-align="center" style:justify-single-word="false"/>
      <style:text-properties officeooo:rsid="001abeac" officeooo:paragraph-rsid="0020ca29"/>
    </style:style>
    <style:style style:name="P13" style:family="paragraph" style:parent-style-name="Standard">
      <style:paragraph-properties fo:text-align="start" style:justify-single-word="false"/>
      <style:text-properties officeooo:rsid="001abeac" officeooo:paragraph-rsid="0020ca29"/>
    </style:style>
    <style:style style:name="P14" style:family="paragraph" style:parent-style-name="Standard">
      <style:paragraph-properties fo:text-align="start" style:justify-single-word="false"/>
      <style:text-properties officeooo:rsid="001e167a" officeooo:paragraph-rsid="0020ca29"/>
    </style:style>
    <style:style style:name="P15" style:family="paragraph" style:parent-style-name="Standard">
      <style:paragraph-properties fo:text-align="start" style:justify-single-word="false"/>
      <style:text-properties officeooo:rsid="001e4300" officeooo:paragraph-rsid="0020ca29"/>
    </style:style>
    <style:style style:name="P16" style:family="paragraph" style:parent-style-name="Standard">
      <style:paragraph-properties fo:text-align="start" style:justify-single-word="false"/>
      <style:text-properties officeooo:rsid="001ee83b" officeooo:paragraph-rsid="0020ca29"/>
    </style:style>
    <style:style style:name="P17" style:family="paragraph" style:parent-style-name="Standard">
      <style:paragraph-properties fo:text-align="start" style:justify-single-word="false"/>
      <style:text-properties officeooo:rsid="002073aa" officeooo:paragraph-rsid="0020ca29"/>
    </style:style>
    <style:style style:name="P18" style:family="paragraph" style:parent-style-name="Standard">
      <style:paragraph-properties fo:text-align="start" style:justify-single-word="false"/>
      <style:text-properties officeooo:rsid="00218cdc" officeooo:paragraph-rsid="0020ca29"/>
    </style:style>
    <style:style style:name="P19" style:family="paragraph" style:parent-style-name="Standard">
      <style:text-properties officeooo:rsid="0029e96a" officeooo:paragraph-rsid="0020ca29"/>
    </style:style>
    <style:style style:name="P20" style:family="paragraph" style:parent-style-name="Standard">
      <style:text-properties officeooo:rsid="002d4bc1" officeooo:paragraph-rsid="0020ca29"/>
    </style:style>
    <style:style style:name="P21" style:family="paragraph" style:parent-style-name="Standard">
      <style:text-properties officeooo:rsid="002bae4e" officeooo:paragraph-rsid="0020ca29"/>
    </style:style>
    <style:style style:name="P22" style:family="paragraph" style:parent-style-name="Standard">
      <style:text-properties officeooo:paragraph-rsid="0020ca29"/>
    </style:style>
    <style:style style:name="P23" style:family="paragraph" style:parent-style-name="Standard">
      <style:paragraph-properties fo:text-align="start" style:justify-single-word="false"/>
      <style:text-properties officeooo:rsid="002172c9" officeooo:paragraph-rsid="002172c9"/>
    </style:style>
    <style:style style:name="P24" style:family="paragraph" style:parent-style-name="Standard">
      <style:text-properties style:font-name="Courier New" officeooo:rsid="00162c38" officeooo:paragraph-rsid="0023180c"/>
    </style:style>
    <style:style style:name="P25" style:family="paragraph" style:parent-style-name="Standard">
      <style:text-properties style:font-name="Courier New" officeooo:rsid="002189cf" officeooo:paragraph-rsid="0023180c"/>
    </style:style>
    <style:style style:name="P26" style:family="paragraph" style:parent-style-name="Standard">
      <style:text-properties style:font-name="Courier New" officeooo:rsid="00195fe1" officeooo:paragraph-rsid="0023180c"/>
    </style:style>
    <style:style style:name="P27" style:family="paragraph" style:parent-style-name="Standard">
      <style:text-properties style:font-name="Courier New" officeooo:paragraph-rsid="0023180c"/>
    </style:style>
    <style:style style:name="P28" style:family="paragraph" style:parent-style-name="Standard">
      <style:text-properties fo:color="#990000" style:font-name="Courier New" fo:font-size="12pt" officeooo:rsid="001cec71" officeooo:paragraph-rsid="0023180c" style:font-size-asian="12pt" style:font-size-complex="12pt"/>
    </style:style>
    <style:style style:name="P29" style:family="paragraph" style:parent-style-name="Standard">
      <style:text-properties fo:color="#ff0000" style:font-name="Courier New" officeooo:rsid="00162c38" officeooo:paragraph-rsid="0023180c"/>
    </style:style>
    <style:style style:name="P30" style:family="paragraph" style:parent-style-name="Standard">
      <style:paragraph-properties fo:text-align="start" style:justify-single-word="false"/>
      <style:text-properties officeooo:rsid="002532d0" officeooo:paragraph-rsid="0023180c"/>
    </style:style>
    <style:style style:name="P31" style:family="paragraph" style:parent-style-name="Standard">
      <style:text-properties officeooo:rsid="002532d0" officeooo:paragraph-rsid="0023180c"/>
    </style:style>
    <style:style style:name="P32" style:family="paragraph" style:parent-style-name="Standard">
      <style:text-properties officeooo:rsid="001fd9ce" officeooo:paragraph-rsid="0023180c"/>
    </style:style>
    <style:style style:name="P33" style:family="paragraph" style:parent-style-name="Standard">
      <style:text-properties officeooo:rsid="002374e4" officeooo:paragraph-rsid="0023180c"/>
    </style:style>
    <style:style style:name="P34" style:family="paragraph" style:parent-style-name="Standard">
      <style:text-properties officeooo:rsid="00267e1e" officeooo:paragraph-rsid="0023180c"/>
    </style:style>
    <style:style style:name="P35" style:family="paragraph" style:parent-style-name="Standard">
      <style:text-properties officeooo:rsid="00285ad0" officeooo:paragraph-rsid="0023180c"/>
    </style:style>
    <style:style style:name="P36" style:family="paragraph" style:parent-style-name="Preformatted_20_Text">
      <style:text-properties fo:color="#cc0000" style:font-name="Courier New" fo:font-size="12pt" officeooo:rsid="001c7f1c" officeooo:paragraph-rsid="0023180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color="#000000" fo:font-size="24pt" style:text-underline-style="none" fo:font-weight="normal" officeooo:paragraph-rsid="001e6032" style:font-size-asian="24pt" style:font-weight-asian="normal" style:font-size-complex="2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990000" style:font-name="Courier New" fo:font-size="12pt" officeooo:rsid="001c7f1c" officeooo:paragraph-rsid="0023180c" style:font-size-asian="12pt" style:font-size-complex="12pt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3">
      <style:text-properties officeooo:rsid="001ceccc"/>
    </style:style>
    <style:style style:name="P4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color="#000000" fo:font-size="24pt" style:text-underline-style="none" fo:font-weight="normal" style:font-size-asian="24pt" style:font-weight-asian="normal" style:font-size-complex="24pt" style:font-weight-complex="normal"/>
    </style:style>
    <style:style style:name="T2" style:family="text">
      <style:text-properties fo:color="#000000" fo:font-size="12pt" officeooo:rsid="001c7f1c" style:font-size-asian="12pt" style:font-size-complex="12pt"/>
    </style:style>
    <style:style style:name="T3" style:family="text">
      <style:text-properties officeooo:rsid="002daea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daea3"/>
    </style:style>
    <style:style style:name="T6" style:family="text">
      <style:text-properties style:text-position="sub 58%" officeooo:rsid="002bae4e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2daea3"/>
    </style:style>
    <style:style style:name="T9" style:family="text">
      <style:text-properties style:text-position="super 58%" officeooo:rsid="0010f139"/>
    </style:style>
    <style:style style:name="T10" style:family="text">
      <style:text-properties style:text-position="super 58%" officeooo:rsid="00122cf7"/>
    </style:style>
    <style:style style:name="T11" style:family="text">
      <style:text-properties style:text-position="super 58%" officeooo:rsid="002bae4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0f139"/>
    </style:style>
    <style:style style:name="T14" style:family="text">
      <style:text-properties officeooo:rsid="0013e882"/>
    </style:style>
    <style:style style:name="T15" style:family="text">
      <style:text-properties officeooo:rsid="0015b478"/>
    </style:style>
    <style:style style:name="T16" style:family="text">
      <style:text-properties officeooo:rsid="001ee83b"/>
    </style:style>
    <style:style style:name="T17" style:family="text">
      <style:text-properties officeooo:rsid="0026c74f"/>
    </style:style>
    <style:style style:name="T18" style:family="text">
      <style:text-properties officeooo:rsid="0024d17d"/>
    </style:style>
    <style:style style:name="T19" style:family="text">
      <style:text-properties officeooo:rsid="002bae4e"/>
    </style:style>
    <style:style style:name="T20" style:family="text">
      <style:text-properties officeooo:rsid="002d4bc1"/>
    </style:style>
    <style:style style:name="T21" style:family="text">
      <style:text-properties fo:color="#990000" fo:font-size="12pt" officeooo:rsid="001cec71" style:font-size-asian="12pt" style:font-size-complex="12pt"/>
    </style:style>
    <style:style style:name="T22" style:family="text">
      <style:text-properties fo:color="#999999" fo:font-size="12pt" officeooo:rsid="001cec71" style:font-size-asian="12pt" style:font-size-complex="12pt"/>
    </style:style>
    <style:style style:name="T23" style:family="text">
      <style:text-properties fo:color="#0000ff" fo:font-size="12pt" officeooo:rsid="001c7f1c" style:font-size-asian="12pt" style:font-size-complex="12pt"/>
    </style:style>
    <style:style style:name="T24" style:family="text">
      <style:text-properties fo:color="#339966" fo:font-size="12pt" officeooo:rsid="0023b9d4" style:font-size-asian="12pt" style:font-size-complex="12pt"/>
    </style:style>
    <style:style style:name="T25" style:family="text">
      <style:text-properties fo:color="#339966" fo:font-size="12pt" officeooo:rsid="001c7f1c" style:font-size-asian="12pt" style:font-size-complex="12pt"/>
    </style:style>
    <style:style style:name="T26" style:family="text">
      <style:text-properties officeooo:rsid="0020f766"/>
    </style:style>
    <style:style style:name="T27" style:family="text">
      <style:text-properties fo:color="#00cc33"/>
    </style:style>
    <style:style style:name="T28" style:family="text">
      <style:text-properties fo:color="#00cc33" officeooo:rsid="002360f7"/>
    </style:style>
    <style:style style:name="T29" style:family="text">
      <style:text-properties fo:color="#00cc33" officeooo:rsid="001f9203"/>
    </style:style>
    <style:style style:name="T30" style:family="text">
      <style:text-properties officeooo:rsid="002360f7"/>
    </style:style>
    <style:style style:name="T31" style:family="text">
      <style:text-properties fo:color="#b2b2b2"/>
    </style:style>
    <style:style style:name="T32" style:family="text">
      <style:text-properties fo:color="#b2b2b2" officeooo:rsid="0023b9d4"/>
    </style:style>
    <style:style style:name="T33" style:family="text">
      <style:text-properties fo:color="#336699" fo:font-size="12pt" officeooo:rsid="001c7f1c" style:font-size-asian="12pt" style:font-size-complex="12pt"/>
    </style:style>
    <style:style style:name="T34" style:family="text">
      <style:text-properties fo:color="#336699" officeooo:rsid="00271988"/>
    </style:style>
    <style:style style:name="T35" style:family="text">
      <style:text-properties fo:color="#ff0000"/>
    </style:style>
    <style:style style:name="T36" style:family="text">
      <style:text-properties officeooo:rsid="001f9203"/>
    </style:style>
    <style:style style:name="T37" style:family="text">
      <style:text-properties officeooo:rsid="002186f6"/>
    </style:style>
    <style:style style:name="T38" style:family="text">
      <style:text-properties officeooo:rsid="002532d0"/>
    </style:style>
    <style:style style:name="T39" style:family="text">
      <style:text-properties officeooo:rsid="002573ba"/>
    </style:style>
    <style:style style:name="T40" style:family="text">
      <style:text-properties officeooo:rsid="0028efe0"/>
    </style:style>
    <style:style style:name="T41" style:family="text">
      <style:text-properties officeooo:rsid="00297c72"/>
    </style:style>
    <style:style style:name="T42" style:family="text">
      <style:text-properties officeooo:rsid="00285a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va.fing.edu.uy/mod/assign/view.php?id=50883" text:style-name="Internet_20_link" text:visited-style-name="Visited_20_Internet_20_Link"><text:span text:style-name="T1">Grafos: </text:span></text:a></text:p>
      <text:p text:style-name="P1"><text:a xlink:type="simple" xlink:href="https://eva.fing.edu.uy/mod/assign/view.php?id=50883" text:style-name="Internet_20_link" text:visited-style-name="Visited_20_Internet_20_Link"><text:span text:style-name="T1"/></text:a></text:p>
      <text:p text:style-name="P1"><text:a xlink:type="simple" xlink:href="https://eva.fing.edu.uy/mod/assign/view.php?id=50883" text:style-name="Internet_20_link" text:visited-style-name="Visited_20_Internet_20_Link"><text:span text:style-name="T1">CFCs y Orden Topológico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">Integrantes: <text:s text:c="8"/></text:p>
      <text:p text:style-name="P2">Andrés Monetta </text:p>
      <text:p text:style-name="P2">Alejandro Clara <text:s/></text:p>
      <text:p text:style-name="P2">Sebastián Daloia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42"><text:a xlink:type="simple" xlink:href="#__RefHeading___Toc111_1090346532" text:style-name="Index_20_Link" text:visited-style-name="Index_20_Link">Ejercicio 3<text:tab/>3</text:a></text:p>
          <text:p text:style-name="P43"><text:a xlink:type="simple" xlink:href="#__RefHeading___Toc113_1090346532" text:style-name="Index_20_Link" text:visited-style-name="Index_20_Link">Parte 1:<text:tab/>3</text:a></text:p>
          <text:p text:style-name="P44"><text:a xlink:type="simple" xlink:href="#__RefHeading___Toc115_1090346532" text:style-name="Index_20_Link" text:visited-style-name="Index_20_Link"><text:span text:style-name="T12">Proposición a:</text:span></text:a><text:a xlink:type="simple" xlink:href="#__RefHeading___Toc115_1090346532" text:style-name="Index_20_Link" text:visited-style-name="Index_20_Link"><text:tab/>3</text:a></text:p>
          <text:p text:style-name="P44"><text:a xlink:type="simple" xlink:href="#__RefHeading___Toc117_1090346532" text:style-name="Index_20_Link" text:visited-style-name="Index_20_Link">Proposición b:<text:tab/>3</text:a></text:p>
          <text:p text:style-name="P44"><text:a xlink:type="simple" xlink:href="#__RefHeading___Toc119_1090346532" text:style-name="Index_20_Link" text:visited-style-name="Index_20_Link">Proposición c-1:<text:tab/>3</text:a></text:p>
          <text:p text:style-name="P44"><text:a xlink:type="simple" xlink:href="#__RefHeading___Toc121_1090346532" text:style-name="Index_20_Link" text:visited-style-name="Index_20_Link">Proposición c-2:<text:tab/>4</text:a></text:p>
          <text:p text:style-name="P43"><text:a xlink:type="simple" xlink:href="#__RefHeading___Toc123_1090346532" text:style-name="Index_20_Link" text:visited-style-name="Index_20_Link">Parte 2:<text:tab/>4</text:a></text:p>
          <text:p text:style-name="P42"><text:a xlink:type="simple" xlink:href="#__RefHeading___Toc125_1090346532" text:style-name="Index_20_Link" text:visited-style-name="Index_20_Link">Ejercicio 4<text:tab/>6</text:a></text:p>
          <text:p text:style-name="P43"><text:a xlink:type="simple" xlink:href="#__RefHeading___Toc127_1090346532" text:style-name="Index_20_Link" text:visited-style-name="Index_20_Link">Indicaciones para que Topo encuentre colecciones<text:tab/>6</text:a></text:p>
          <text:p text:style-name="P43"><text:a xlink:type="simple" xlink:href="#__RefHeading___Toc129_1090346532" text:style-name="Index_20_Link" text:visited-style-name="Index_20_Link">Algoritmo separación de artículos<text:tab/>6</text:a></text:p>
        </text:index-body>
      </text:table-of-content>
      <text:p text:style-name="P3"/>
      <text:h text:style-name="P39" text:outline-level="1"/>
      <text:h text:style-name="P40" text:outline-level="1"><text:bookmark-start text:name="__RefHeading___Toc111_1090346532"/>Ejercicio 3<text:bookmark-end text:name="__RefHeading___Toc111_1090346532"/></text:h>
      <text:p text:style-name="P5"/>
      <text:h text:style-name="Heading_20_2" text:outline-level="2"><text:bookmark-start text:name="__RefHeading___Toc113_1090346532"/>Parte 1:<text:bookmark-end text:name="__RefHeading___Toc113_1090346532"/></text:h>
      <text:p text:style-name="P5"/>
      <text:h text:style-name="Heading_20_3" text:outline-level="3"><text:bookmark-start text:name="__RefHeading___Toc115_1090346532"/><text:span text:style-name="T12">Proposición a:</text:span> <text:bookmark-end text:name="__RefHeading___Toc115_1090346532"/></text:h>
      <text:p text:style-name="P5">Una recorrida en G que empieza en un vértice de una CFC sumidero, visita todos los vértices de esa CFC y ningún otro.</text:p>
      <text:p text:style-name="P5"/>
      <text:p text:style-name="P5">Demostración:</text:p>
      <text:p text:style-name="P6">Que la recorrida visita todos los vértices de la CFC sumidero es cierto por definición de CFC (existe un camino entre todo par de vértices).</text:p>
      <text:p text:style-name="P6">Luego no visita ningún otro vértice de V por definición de CFC sumidero (las únicas aristas <draw:frame draw:style-name="fr1" draw:name="Object1" text:anchor-type="as-char" svg:y="-0.393cm" svg:width="7.95cm" svg:height="0.51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).</text:p>
      <text:p text:style-name="P6"/>
      <text:p text:style-name="P6"/>
      <text:h text:style-name="Heading_20_3" text:outline-level="3"><text:bookmark-start text:name="__RefHeading___Toc117_1090346532"/>Proposición b:<text:bookmark-end text:name="__RefHeading___Toc117_1090346532"/></text:h>
      <text:p text:style-name="P22"><text:span text:style-name="T13">Una CFC fuente en G es sumidero en G</text:span><text:span text:style-name="T9">T</text:span>.</text:p>
      <text:p text:style-name="P22"/>
      <text:p text:style-name="P7">Demostración:</text:p>
      <text:p text:style-name="P8">Observación previa: Una componente CFC C en G con vértices <draw:frame draw:style-name="fr1" draw:name="Object2" text:anchor-type="as-char" svg:y="-0.393cm" svg:width="1.803cm" svg:height="0.563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es tal que existe un camino entre todo par de vértices.</text:p>
      <text:p text:style-name="P8">Para estos vértices en G<text:span text:style-name="T7">T</text:span> va a seguir existiendo un camino para todo par de vértice<text:span text:style-name="T14">s</text:span>, pues los caminos de G <text:span text:style-name="T14">en </text:span>G<text:span text:style-name="T7">T <text:s/></text:span>se recorren en sentido inverso.</text:p>
      <text:p text:style-name="P22"><text:span text:style-name="T15">Con lo que G y G</text:span><text:span text:style-name="T10">T <text:s/></text:span><text:span text:style-name="T15">tienen los mismos vértices <text:s/>para cada CFC en cada uno de ellos. </text:span></text:p>
      <text:p text:style-name="P7"/>
      <text:p text:style-name="P9">Luego observando el grafo transpuesto del grafo de componentes <draw:frame draw:style-name="fr1" draw:name="Object3" text:anchor-type="as-char" svg:y="-0.446cm" svg:width="0.758cm" svg:height="0.61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es tal que <draw:frame draw:style-name="fr1" draw:name="Object4" text:anchor-type="as-char" svg:y="-0.446cm" svg:width="5.216cm" svg:height="0.61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>Por lo que si una CFC era fuente en <draw:frame draw:style-name="fr1" draw:name="Object5" text:anchor-type="as-char" svg:y="-0.393cm" svg:width="0.758cm" svg:height="0.56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entonces es sumidero en <draw:frame draw:style-name="fr1" draw:name="Object6" text:anchor-type="as-char" svg:y="-0.446cm" svg:width="0.758cm" svg:height="0.61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9"/>
      <text:h text:style-name="Heading_20_3" text:outline-level="3"><text:bookmark-start text:name="__RefHeading___Toc119_1090346532"/>Proposición c-1:<text:bookmark-end text:name="__RefHeading___Toc119_1090346532"/></text:h>
      <text:p text:style-name="P10">El grafo <draw:frame draw:style-name="fr1" draw:name="Object7" text:anchor-type="as-char" svg:y="-0.393cm" svg:width="0.758cm" svg:height="0.56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se puede ordenar topológicamente como una secuencia <draw:frame draw:style-name="fr1" draw:name="Object8" text:anchor-type="as-char" svg:y="-0.393cm" svg:width="3.327cm" svg:height="0.56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/>
      <text:p text:style-name="P11">Demostración:</text:p>
      <text:p text:style-name="P11">Observación: Sabemos que existe orden topológico en G <text:s/><draw:frame draw:style-name="fr1" draw:name="Object9" text:anchor-type="as-char" svg:y="-0.286cm" svg:width="0.885cm" svg:height="0.28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G es acíclico.</text:p>
      <text:p text:style-name="P11"/>
      <text:p text:style-name="P12">Supongamos que <draw:frame draw:style-name="fr1" draw:name="Object10" text:anchor-type="as-char" svg:y="-0.393cm" svg:width="0.758cm" svg:height="0.56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tuviera un ciclo, digamos entre <text:soft-page-break/><draw:frame draw:style-name="fr1" draw:name="Object11" text:anchor-type="as-char" svg:y="-0.9cm" svg:width="9.694cm" svg:height="1.72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3">absurdo pues existen k componentes CFC y esto concluye que existe k-1.</text:p>
      <text:p text:style-name="P13">Entonces G es acíclico, entonces existe al menos un orden topológico en G.</text:p>
      <text:p text:style-name="P13"/>
      <text:h text:style-name="P41" text:outline-level="3"><text:bookmark-start text:name="__RefHeading___Toc121_1090346532"/>Proposición c-2:<text:bookmark-end text:name="__RefHeading___Toc121_1090346532"/></text:h>
      <text:p text:style-name="P14"><draw:frame draw:style-name="fr1" draw:name="Object12" text:anchor-type="as-char" svg:y="-0.393cm" svg:width="1.926cm" svg:height="0.56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es sumidero en G<text:span text:style-name="T7">T</text:span></text:p>
      <text:p text:style-name="P14"/>
      <text:p text:style-name="P15">Demostración:</text:p>
      <text:p text:style-name="P15"><draw:frame draw:style-name="fr1" draw:name="Object13" text:anchor-type="as-char" svg:y="-0.393cm" svg:width="0.623cm" svg:height="0.56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6">es tal que solo existen aristas </text:span><text:span text:style-name="T16"><draw:frame draw:style-name="fr1" draw:name="Object14" text:anchor-type="as-char" svg:y="-0.393cm" svg:width="3.438cm" svg:height="0.563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6">Luego <draw:frame draw:style-name="fr1" draw:name="Object15" text:anchor-type="as-char" svg:y="-0.393cm" svg:width="1.926cm" svg:height="0.56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es una fuente para G entonces usando la proposición b <draw:frame draw:style-name="fr1" draw:name="Object16" text:anchor-type="as-char" svg:y="-0.393cm" svg:width="1.926cm" svg:height="0.56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es sumidero en <draw:frame draw:style-name="fr1" draw:name="Object17" text:anchor-type="as-char" svg:y="-0.446cm" svg:width="0.751cm" svg:height="0.54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.</text:p>
      <text:p text:style-name="P16"/>
      <text:p text:style-name="P17">Proposición c-3:</text:p>
      <text:p text:style-name="P17">Sea G' el grafo que se obtiene al excluir de G la componente <draw:frame draw:style-name="fr1" draw:name="Object18" text:anchor-type="as-char" svg:y="-0.393cm" svg:width="1.926cm" svg:height="0.563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 entonces <text:s/><draw:frame draw:style-name="fr1" draw:name="Object19" text:anchor-type="as-char" svg:y="-0.393cm" svg:width="2.94cm" svg:height="0.563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es un ordenamiento topológico de <draw:frame draw:style-name="fr1" draw:name="Object20" text:anchor-type="as-char" svg:y="-0.393cm" svg:width="0.915cm" svg:height="0.56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<text:p text:style-name="P17"/>
      <text:p text:style-name="P17">Demostración:</text:p>
      <text:p text:style-name="P18"><draw:frame draw:style-name="fr1" draw:name="Object22" text:anchor-type="as-char" svg:y="-0.393cm" svg:width="2.785cm" svg:height="0.563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 <text:span text:style-name="T17">e</text:span>s ordenamiento topológico <draw:frame draw:style-name="fr1" draw:name="Object23" text:anchor-type="as-char" svg:y="-0.393cm" svg:width="7.211cm" svg:height="0.563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8">Luego <draw:frame draw:style-name="fr1" draw:name="Object24" text:anchor-type="as-char" svg:y="-0.393cm" svg:width="2.944cm" svg:height="0.563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es ordenamiento topológico pues <draw:frame draw:style-name="fr1" draw:name="Object25" text:anchor-type="as-char" svg:y="-0.393cm" svg:width="2.305cm" svg:height="0.563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 <text:span text:style-name="T18">es decir solo estan siendo removidas aristas del tipo </text:span><text:span text:style-name="T18"><draw:frame draw:style-name="fr1" draw:name="Object26" text:anchor-type="as-char" svg:y="-0.393cm" svg:width="1.526cm" svg:height="0.563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.</text:p>
      <text:p text:style-name="P18"/>
      <text:h text:style-name="Heading_20_2" text:outline-level="2"><text:bookmark-start text:name="__RefHeading___Toc123_1090346532"/>Parte 2:<text:bookmark-end text:name="__RefHeading___Toc123_1090346532"/></text:h>
      <text:p text:style-name="P19">Dada una secuencia u1, ..., uk de vértices de G, con ui ∈ CFC(oi), 1 ≤ i ≤ k, siendo o = (o1, ..., ok)</text:p>
      <text:p text:style-name="P19">un ordenamiento topológico de G<text:span text:style-name="T4">C</text:span> , describa y justifique un algoritmo que permita encontrar cada</text:p>
      <text:p text:style-name="P19">una de las CFCs de G.</text:p>
      <text:p text:style-name="P19"/>
      <text:p text:style-name="P20">encontrar_CFC(G: Grafo)</text:p>
      <text:p text:style-name="P21"><text:tab/>Dado G expreso su grafo traspuesto G<text:span text:style-name="T7">T</text:span></text:p>
      <text:p text:style-name="P21"><text:tab/>Para cada u de <draw:frame draw:style-name="fr1" draw:name="Object21" text:anchor-type="as-char" svg:y="-0.393cm" svg:width="2.193cm" svg:height="0.563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 /* con <draw:frame draw:style-name="fr1" draw:name="Object27" text:anchor-type="as-char" svg:y="-0.393cm" svg:width="2.533cm" svg:height="0.563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*/</text:p>
      <text:p text:style-name="P22"><text:span text:style-name="T19"><text:tab/><text:tab/>o[j]: DFS(u) en G</text:span><text:span text:style-name="T11">T </text:span>/*<text:span text:style-name="T19">Devuelve secuencia que visita todos los </text:span></text:p>
      <text:p text:style-name="P22"><text:span text:style-name="T19"><text:tab/><text:tab/><text:tab/><text:tab/><text:tab/><text:tab/>vértices de CFC(o</text:span><text:span text:style-name="T6">i</text:span><text:span text:style-name="T19">)</text:span>*/</text:p>
      <text:p text:style-name="P21"><text:tab/><text:tab/>remover vértices marcados en G</text:p>
      <text:p text:style-name="P21"><text:tab/><text:span text:style-name="T20">retornar o</text:span></text:p>
      <text:p text:style-name="P21"/>
      <text:p text:style-name="P21"/>
      <text:p text:style-name="P4"><text:span text:style-name="T3">El algoritmo encuentra las CFC de G debido a que el primer elemento </text:span><text:span text:style-name="T3"><draw:frame draw:style-name="fr1" draw:name="Object28" text:anchor-type="as-char" svg:y="-0.393cm" svg:width="0.783cm" svg:height="0.49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pertenece a la primera componente del ordenamiento topológico de G</text:span><text:span text:style-name="T5">C </text:span><text:s/><text:span text:style-name="T3">este primer ordenamiento es fuente en G y sumidero en G</text:span><text:span text:style-name="T8">T</text:span> <text:span text:style-name="T3">(proposición b y proposición c-2), entonces en el grafo transpuesto puedo recorrer todos los </text:span><text:soft-page-break/><text:span text:style-name="T3">vértices de esa componente y solo de esa (proposición a). Luego removiendo los vértices del ordenamiento primero, repito el mismo procedimiento para el nuevo ordenamiento </text:span><text:span text:style-name="T3"><draw:frame draw:style-name="fr1" draw:name="Object29" text:anchor-type="as-char" svg:y="-0.393cm" svg:width="2.94cm" svg:height="0.56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(proposición c-3).</text:span></text:p>
      <text:p text:style-name="P4"/>
      <text:h text:style-name="P39" text:outline-level="1"/>
      <text:h text:style-name="P40" text:outline-level="1"><text:bookmark-start text:name="__RefHeading___Toc125_1090346532"/>Ejercicio 4<text:bookmark-end text:name="__RefHeading___Toc125_1090346532"/></text:h>
      <text:p text:style-name="P23"/>
      <text:h text:style-name="Heading_20_2" text:outline-level="2"><text:bookmark-start text:name="__RefHeading___Toc127_1090346532"/>Indicaciones para que Topo encuentre colecciones<text:bookmark-end text:name="__RefHeading___Toc127_1090346532"/></text:h>
      <text:p text:style-name="P23"/>
      <text:p text:style-name="P32">Juanes y Topo Lógico saben que para los artículos de una colección, las referencias que estos tienen permiten comenzar a leer uno de los artículos y encontrar todos los artículos que pertenecen a esa colección siguiendo las referencias. Además <text:span text:style-name="T37">existen </text:span>referencias de articulos de una colección a otra <text:s/>anterior en <text:span text:style-name="T37">el </text:span>tiempo.</text:p>
      <text:p text:style-name="P32"/>
      <text:p text:style-name="P33">Si consideramos los artículos como vértices de un grafo, y a las referencias como las aristas del mismo, y que existe un camino de referencias entre cada par de artículos de una colección entonces podemos afirmar que éstas son componentes fuertemente conexas.</text:p>
      <text:p text:style-name="P32"/>
      <text:p text:style-name="P32"><text:span text:style-name="T38">Topo Logico ya cuenta con un diagrama <text:s/>(grafo de componentes) con las colecciones de artículos y las referencias entre ellas</text:span>. </text:p>
      <text:p text:style-name="P32"/>
      <text:p text:style-name="P31">Debería crear un orden topológico para este diagrama<text:span text:style-name="T39">(ya que existe al menos uno)</text:span>, <text:span text:style-name="T39">eligiendo en primer lugar las fuentes que haya.</text:span></text:p>
      <text:p text:style-name="P34">Luego construir <text:s/>el grafo transpuesto del diagrama y recorrer la colección <text:span text:style-name="T40">que aparezca en primer lugar en el orden</text:span> (ahora sumidero en el grafo transpueto), Topo se asegura con esto recorrer todos los artículos de esa colección sin pasar por ninguna referencia a otra colección.</text:p>
      <text:p text:style-name="P34">Una vez logre enumerar los artículos de esta colección, la retira del diagrama y realiza el mismo procedimiento tomando ahora como fuente la siguiente colección <text:span text:style-name="T41">existente en el</text:span> orden topológico. <text:span text:style-name="T42">Procediendo de la misma forma que arriba podrá rearmar todas las colecciones nuevamente.</text:span></text:p>
      <text:p text:style-name="P35">Si hubiese <text:span text:style-name="T41">más de una</text:span> fuente en el diagrama, procedería de la misma manera.</text:p>
      <text:p text:style-name="P31"/>
      <text:p text:style-name="P30">Este grafo tiene un orden topológico </text:p>
      <text:p text:style-name="P23"/>
      <text:h text:style-name="Heading_20_2" text:outline-level="2"><text:bookmark-start text:name="__RefHeading___Toc129_1090346532"/>Algoritmo separación de artículos<text:bookmark-end text:name="__RefHeading___Toc129_1090346532"/></text:h>
      <text:p text:style-name="P23"/>
      <text:p text:style-name="P27"><text:span text:style-name="T22">PROCEDIMIENTO</text:span> <text:span text:style-name="T23">BFS</text:span> (v: <text:span text:style-name="T24">Vértice</text:span>, <text:span text:style-name="T26">lista_distancias :</text:span><text:span text:style-name="T24">Lista</text:span>)</text:p>
      <text:p text:style-name="P28"/>
      <text:p text:style-name="P27"><text:span text:style-name="T21">VAR</text:span> <text:s text:c="2"/>Q:<text:span text:style-name="T24">Cola de v</text:span><text:span text:style-name="T25">értice</text:span></text:p>
      <text:p text:style-name="P27"><text:tab/> u,w: <text:span text:style-name="T24">v</text:span><text:span text:style-name="T25">értice</text:span> </text:p>
      <text:p text:style-name="P27"/>
      <text:p text:style-name="P36">Comienzo</text:p>
      <text:p text:style-name="P27"/>
      <text:p text:style-name="P27"><text:tab/><text:span text:style-name="T27">CrearCola</text:span>(Q) </text:p>
      <text:p text:style-name="P27"><text:tab/><text:span text:style-name="T27">Marcar</text:span>(v) </text:p>
      <text:p text:style-name="P25"><text:soft-page-break/><text:span text:style-name="T30"><text:tab/></text:span><text:span text:style-name="T28">set</text:span><text:span text:style-name="T27">Nivel</text:span>(v, 0)</text:p>
      <text:p text:style-name="P27"><text:tab/><text:span text:style-name="T27">InsBack</text:span>(Q,v) <text:span text:style-name="T31">/*”</text:span><text:span text:style-name="T32">encolar”*/</text:span></text:p>
      <text:p text:style-name="P27"/>
      <text:p text:style-name="P27"/>
      <text:p text:style-name="P27"><text:tab/><text:span text:style-name="T33">Mientras</text:span> <text:span text:style-name="T27">No-Vacia</text:span>(Q) </text:p>
      <text:p text:style-name="P27"/>
      <text:p text:style-name="P27"><text:tab/><text:tab/>u = <text:span text:style-name="T27">primero</text:span>(Q) </text:p>
      <text:p text:style-name="P26"/>
      <text:p text:style-name="P24"><text:tab/><text:tab/><text:span text:style-name="T35">&lt;Procesar(u)&gt;</text:span></text:p>
      <text:p text:style-name="P29"/>
      <text:p text:style-name="P24"><text:tab/><text:tab/>Q = <text:span text:style-name="T27">resto</text:span>(Q)</text:p>
      <text:p text:style-name="P24"><text:tab/><text:tab/><text:span text:style-name="T33">Para cada</text:span> w adyacente a u</text:p>
      <text:p text:style-name="P24"><text:tab/><text:tab/> <text:tab/><text:span text:style-name="T33">Si</text:span> w no marcado <text:span text:style-name="T34">entonces</text:span></text:p>
      <text:p text:style-name="P24"><text:tab/><text:tab/><text:tab/><text:tab/><text:span text:style-name="T27">Marcar</text:span>(w)</text:p>
      <text:p text:style-name="P24"><text:tab/><text:tab/><text:tab/><text:tab/><text:span text:style-name="T28">setNivel</text:span><text:span text:style-name="T30">(w,</text:span><text:span text:style-name="T29">getNivel</text:span><text:span text:style-name="T36">(u) + 1)</text:span><text:tab/><text:tab/><text:tab/></text:p>
      <text:p text:style-name="P24"><text:tab/><text:tab/><text:tab/><text:tab/><text:span text:style-name="T27">agregar</text:span><text:span text:style-name="T29">ALista</text:span><text:span text:style-name="T36">(lista_distancias</text:span>,<text:span text:style-name="T36">w,</text:span><text:span text:style-name="T29">getNivel</text:span><text:span text:style-name="T36">(u) + 1)</text:span></text:p>
      <text:p text:style-name="P24"><text:tab/><text:tab/><text:tab/><text:tab/><text:span text:style-name="T27">InsBack</text:span>(Q,w)</text:p>
      <text:p text:style-name="P24"><text:tab/><text:tab/><text:span text:style-name="T33"><text:line-break/><text:tab/><text:tab/><text:tab/>Fin si<text:line-break/><text:tab/><text:tab/>Fin para</text:span><text:span text:style-name="T2"><text:line-break/><text:tab/></text:span><text:span text:style-name="T33">Fin Mientras</text:span></text:p>
      <text:p text:style-name="P38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1:21:24.957920900</meta:creation-date>
    <meta:generator>LibreOffice/4.4.4.3$Linux_X86_64 LibreOffice_project/40m0$Build-3</meta:generator>
    <dc:date>2015-09-06T22:12:53.341113127</dc:date>
    <meta:editing-duration>PT26M22S</meta:editing-duration>
    <meta:editing-cycles>9</meta:editing-cycles>
    <meta:document-statistic meta:table-count="0" meta:image-count="0" meta:object-count="29" meta:page-count="7" meta:paragraph-count="92" meta:word-count="818" meta:character-count="4980" meta:non-whitespace-character-count="4151"/>
  </office:meta>
</office:document-meta>
</file>

<file path=Object 1/content.xml><?xml version="1.0" encoding="utf-8"?>
<math xmlns="http://www.w3.org/1998/Math/MathML" display="block">
  <semantics>
    <mrow>
      <mi>u</mi>
      <mn>1</mn>
    </mrow>
    <annotation encoding="StarMath 5.0">u1</annotation>
  </semantics>
</math>
</file>

<file path=Object 10/content.xml><?xml version="1.0" encoding="utf-8"?>
<math xmlns="http://www.w3.org/1998/Math/MathML" display="block">
  <semantics>
    <mrow>
      <mrow>
        <mi>o</mi>
        <mo stretchy="false">=</mo>
        <mo stretchy="false">{</mo>
      </mrow>
      <msub>
        <mi>o</mi>
        <mn>1,</mn>
      </msub>
      <msub>
        <mi>o</mi>
        <mn>2,</mn>
      </msub>
      <mn>...</mn>
      <mi>,</mi>
      <msub>
        <mi>o</mi>
        <mi>k</mi>
      </msub>
      <mo stretchy="false">}</mo>
    </mrow>
    <annotation encoding="StarMath 5.0">o=\{ o_1, o_2, ... , o_k \}</annotation>
  </semantics>
</math>
</file>

<file path=Object 11/content.xml><?xml version="1.0" encoding="utf-8"?>
<math xmlns="http://www.w3.org/1998/Math/MathML" display="block">
  <semantics>
    <mrow>
      <mo stretchy="false">←</mo>
      <mo stretchy="false">→</mo>
    </mrow>
    <annotation encoding="StarMath 5.0">leftarrow rightarrow </annotation>
  </semantics>
</math>
</file>

<file path=Object 12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v</mi>
              <mi>i</mi>
            </msub>
            <mi>,</mi>
            <msub>
              <mi>v</mi>
              <mi>j</mi>
            </msub>
            <mspace width="0.5em"/>
            <mo stretchy="false">→</mo>
            <mspace width="0.5em"/>
            <mo stretchy="false">∃</mo>
            <mrow>
              <mo fence="true" stretchy="false">(</mo>
              <mrow>
                <mrow>
                  <msub>
                    <mi>u</mi>
                    <mi>i</mi>
                  </msub>
                  <mi>,</mi>
                  <msub>
                    <mi>u</mi>
                    <mi>j</mi>
                  </msub>
                </mrow>
              </mrow>
              <mo fence="true" stretchy="false">)</mo>
            </mrow>
            <mspace width="0.5em"/>
            <mi mathvariant="italic">con</mi>
            <mspace width="0.5em"/>
            <mrow>
              <msub>
                <mi>u</mi>
                <mi>i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  <mspace width="0.5em"/>
            <mi>y</mi>
            <mspace width="0.5em"/>
            <mrow>
              <msub>
                <mi>u</mi>
                <mi>j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</mrow>
        </mtd>
      </mtr>
      <mtr>
        <mtd>
          <mrow>
            <mi>y</mi>
            <mspace width="0.5em"/>
            <mo stretchy="false">∃</mo>
            <mrow>
              <mo fence="true" stretchy="false">(</mo>
              <mrow>
                <mrow>
                  <msub>
                    <mi>w</mi>
                    <mi>i</mi>
                  </msub>
                  <mi>,</mi>
                  <msub>
                    <mi>w</mi>
                    <mi>j</mi>
                  </msub>
                </mrow>
              </mrow>
              <mo fence="true" stretchy="false">)</mo>
            </mrow>
            <mspace width="0.5em"/>
            <mi mathvariant="italic">con</mi>
            <mspace width="0.5em"/>
            <mrow>
              <msub>
                <mi>w</mi>
                <mi>i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  <mspace width="0.5em"/>
            <mi>y</mi>
            <mspace width="0.5em"/>
            <mrow>
              <msub>
                <mi>w</mi>
                <mi>j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</mrow>
        </mtd>
      </mtr>
      <mtr>
        <mtd>
          <mrow>
            <mo stretchy="false">→</mo>
            <mi mathvariant="italic">CFC</mi>
            <mrow>
              <mrow>
                <mo fence="true" stretchy="false">(</mo>
                <mrow>
                  <msub>
                    <mi>u</mi>
                    <mi>i</mi>
                  </msub>
                </mrow>
                <mo fence="true" stretchy="false">)</mo>
              </mrow>
              <mo stretchy="false">∪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  <mspace width="0.5em"/>
            <mi mathvariant="italic">es</mi>
            <mspace width="0.5em"/>
            <mi mathvariant="italic">CFC</mi>
          </mrow>
        </mtd>
      </mtr>
    </mtable>
    <annotation encoding="StarMath 5.0">v_i, v_j ` rightarrow ` exists ( u_i,u_j ) `con `u_i in CFC( v_i ) `y `u_j in CFC( v_j ) newline  y ` exists ( w_i,w_j ) `con `w_i in CFC( v_i ) `y ` w_j in CFC( v_j ) newline rightarrow  CFC( u_i) union CFC( v_j ) `es `CFC</annotation>
  </semantics>
</math>
</file>

<file path=Object 14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o</mi>
              <mn>1,</mn>
            </msub>
            <msub>
              <mi>o</mi>
              <mi>j</mi>
            </msub>
          </mrow>
        </mrow>
        <mo fence="true" stretchy="false">)</mo>
      </mrow>
      <mrow>
        <mi>j</mi>
        <mo stretchy="false">=</mo>
        <mn>2,</mn>
      </mrow>
      <mn>...</mn>
      <mi>,</mi>
      <mi>k</mi>
    </mrow>
    <annotation encoding="StarMath 5.0">( o_1, o_j ) j=2, ... , k</annotation>
  </semantics>
</math>
</file>

<file path=Object 17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8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9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2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2,</mn>
      </msub>
      <mn>...</mn>
      <mi>,</mi>
      <msub>
        <mi>o</mi>
        <mi>k</mi>
      </msub>
      <mo stretchy="false">}</mo>
    </mrow>
    <annotation encoding="StarMath 5.0">o'=\{ o_2, ... , o_k \}</annotation>
  </semantics>
</math>
</file>

<file path=Object 20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21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1,</mn>
      </msub>
      <mn>...</mn>
      <mi>,</mi>
      <msub>
        <mi>o</mi>
        <mi>k</mi>
      </msub>
      <mo stretchy="false">}</mo>
    </mrow>
    <annotation encoding="StarMath 5.0">o'=\{ o_1, ... , o_k\ }</annotation>
  </semantics>
</math>
</file>

<file path=Object 22/content.xml><?xml version="1.0" encoding="utf-8"?>
<math xmlns="http://www.w3.org/1998/Math/MathML" display="block">
  <semantics>
    <mrow>
      <mi>G</mi>
      <msub>
        <mi>'</mi>
        <mi>C</mi>
      </msub>
    </mrow>
    <annotation encoding="StarMath 5.0">G'_C</annotation>
  </semantics>
</math>
</file>

<file path=Object 23/content.xml><?xml version="1.0" encoding="utf-8"?>
<math xmlns="http://www.w3.org/1998/Math/MathML" display="block">
  <semantics>
    <mrow>
      <mrow>
        <mi>o</mi>
        <mo stretchy="false">=</mo>
        <mo stretchy="false">{</mo>
      </mrow>
      <msub>
        <mi>o</mi>
        <mn>1,</mn>
      </msub>
      <mn>...</mn>
      <mi>,</mi>
      <msub>
        <mi>o</mi>
        <mi>k</mi>
      </msub>
      <mo stretchy="false">}</mo>
    </mrow>
    <annotation encoding="StarMath 5.0">o=\{ o_1, ..., o_k\ }</annotation>
  </semantics>
</math>
</file>

<file path=Object 24/content.xml><?xml version="1.0" encoding="utf-8"?>
<math xmlns="http://www.w3.org/1998/Math/MathML" display="block">
  <semantics>
    <mrow>
      <mo stretchy="false">→</mo>
      <mo stretchy="false">∄</mo>
      <mspace width="0.5em"/>
      <mi mathvariant="italic">aristas</mi>
      <mspace width="0.5em"/>
      <mrow>
        <mo fence="true" stretchy="false">(</mo>
        <mrow>
          <mrow>
            <msub>
              <mi>o</mi>
              <mi>j</mi>
            </msub>
            <mi>,</mi>
            <msub>
              <mi>o</mi>
              <mi>i</mi>
            </msub>
          </mrow>
        </mrow>
        <mo fence="true" stretchy="false">)</mo>
      </mrow>
      <mo stretchy="false">⋰</mo>
      <mrow>
        <mi>j</mi>
        <mo stretchy="false">&gt;</mo>
        <mi>i</mi>
      </mrow>
      <mi>j</mi>
      <mi>,</mi>
      <mrow>
        <mi>i</mi>
        <mo stretchy="false">=</mo>
        <mn>1,</mn>
      </mrow>
      <mn>...</mn>
      <mi>,</mi>
      <mi>k</mi>
    </mrow>
    <annotation encoding="StarMath 5.0">rightarrow notexists `aristas ` ( o_j, o_i ) dotsup j&gt;i j,i=1, ...,k</annotation>
  </semantics>
</math>
</file>

<file path=Object 25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2,</mn>
      </msub>
      <mn>...</mn>
      <mi>,</mi>
      <msub>
        <mi>o</mi>
        <mi>k</mi>
      </msub>
      <mo stretchy="false">}</mo>
    </mrow>
    <annotation encoding="StarMath 5.0">o'=\{ o_2, ... , o_k \}</annotation>
  </semantics>
</math>
</file>

<file path=Object 26/content.xml><?xml version="1.0" encoding="utf-8"?>
<math xmlns="http://www.w3.org/1998/Math/MathML" display="block">
  <semantics>
    <mrow>
      <mi>o</mi>
      <mrow>
        <mi>'</mi>
        <mo stretchy="false">=</mo>
        <mrow>
          <mi>o</mi>
          <mo stretchy="false">∖</mo>
          <mo stretchy="false">{</mo>
        </mrow>
      </mrow>
      <msub>
        <mi>o</mi>
        <mn>1</mn>
      </msub>
      <mo stretchy="false">}</mo>
    </mrow>
    <annotation encoding="StarMath 5.0">o'= o  setminus \{ o_1 \}</annotation>
  </semantics>
</math>
</file>

<file path=Object 27/content.xml><?xml version="1.0" encoding="utf-8"?>
<math xmlns="http://www.w3.org/1998/Math/MathML" display="block">
  <semantics>
    <mrow>
      <mo stretchy="false">{</mo>
      <msub>
        <mi>o</mi>
        <mn>1,</mn>
      </msub>
      <msub>
        <mi>o</mi>
        <mi>j</mi>
      </msub>
      <mo stretchy="false">}</mo>
    </mrow>
    <annotation encoding="StarMath 5.0">\{ o_1, o_j \}</annotation>
  </semantics>
</math>
</file>

<file path=Object 28/content.xml><?xml version="1.0" encoding="utf-8"?>
<math xmlns="http://www.w3.org/1998/Math/MathML" display="block">
  <semantics>
    <mrow>
      <mo stretchy="false">{</mo>
      <msub>
        <mi>u</mi>
        <mn>1,</mn>
      </msub>
      <mn>...</mn>
      <mi>,</mi>
      <msub>
        <mi>u</mi>
        <mi>k</mi>
      </msub>
      <mo stretchy="false">}</mo>
    </mrow>
    <annotation encoding="StarMath 5.0">\{ u_1, ..., u_k \}</annotation>
  </semantics>
</math>
</file>

<file path=Object 29/content.xml><?xml version="1.0" encoding="utf-8"?>
<math xmlns="http://www.w3.org/1998/Math/MathML" display="block">
  <semantics>
    <mrow>
      <mrow>
        <msub>
          <mi>u</mi>
          <mi>i</mi>
        </msub>
        <mo stretchy="false">∈</mo>
        <mi mathvariant="italic">CFC</mi>
      </mrow>
      <mrow>
        <mo fence="true" stretchy="false">(</mo>
        <mrow>
          <msub>
            <mi>o</mi>
            <mi>i</mi>
          </msub>
        </mrow>
        <mo fence="true" stretchy="false">)</mo>
      </mrow>
    </mrow>
    <annotation encoding="StarMath 5.0">u_i in CFC( o_i )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∈</mo>
        <mi>A</mi>
      </mrow>
      <mspace width="0.5em"/>
      <mi mathvariant="italic">con</mi>
      <mspace width="0.5em"/>
      <mrow>
        <mi>u</mi>
        <mo stretchy="false">∈</mo>
        <mi>C</mi>
      </mrow>
      <mspace width="0.5em"/>
      <mi mathvariant="italic">son</mi>
      <mspace width="0.5em"/>
      <mi mathvariant="italic">tales</mi>
      <mspace width="0.5em"/>
      <mi mathvariant="italic">que</mi>
      <mspace width="0.5em"/>
      <mrow>
        <mi>v</mi>
        <mo stretchy="false">∈</mo>
        <mi>C</mi>
      </mrow>
    </mrow>
    <annotation encoding="StarMath 5.0">( u,v ) in A `con `u in C `son `tales `que `v in C</annotation>
  </semantics>
</math>
</file>

<file path=Object 4/content.xml><?xml version="1.0" encoding="utf-8"?>
<math xmlns="http://www.w3.org/1998/Math/MathML" display="block">
  <semantics>
    <mrow>
      <msub>
        <mi>v</mi>
        <mn>1,</mn>
      </msub>
      <mn>...</mn>
      <mi>,</mi>
      <msub>
        <mi>v</mi>
        <mi>n</mi>
      </msub>
    </mrow>
    <annotation encoding="StarMath 5.0">{ v_1, ..., v_n }</annotation>
  </semantics>
</math>
</file>

<file path=Object 5/content.xml><?xml version="1.0" encoding="utf-8"?>
<math xmlns="http://www.w3.org/1998/Math/MathML" display="block">
  <semantics>
    <msubsup>
      <mi>G</mi>
      <mi>C</mi>
      <mi>T</mi>
    </msubsup>
    <annotation encoding="StarMath 5.0">G_{C}^T</annotation>
  </semantics>
</math>
</file>

<file path=Object 6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∈</mo>
        <msubsup>
          <mi>A</mi>
          <mi>C</mi>
          <mi>T</mi>
        </msubsup>
      </mrow>
      <mspace width="0.5em"/>
      <mi mathvariant="italic">si</mi>
      <mspace width="0.5em"/>
      <mrow>
        <mrow>
          <mo fence="true" stretchy="false">(</mo>
          <mrow>
            <mrow>
              <msub>
                <mi>u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∈</mo>
        <msub>
          <mi>A</mi>
          <mi>C</mi>
        </msub>
      </mrow>
    </mrow>
    <annotation encoding="StarMath 5.0">( u_i, u_j ) in A_{ C }^T `si `( u_j,u_i ) in A_C</annotation>
  </semantics>
</math>
</file>

<file path=Object 7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8/content.xml><?xml version="1.0" encoding="utf-8"?>
<math xmlns="http://www.w3.org/1998/Math/MathML" display="block">
  <semantics>
    <msubsup>
      <mi>G</mi>
      <mi>C</mi>
      <mi>T</mi>
    </msubsup>
    <annotation encoding="StarMath 5.0">G_{ C }^T</annotation>
  </semantics>
</math>
</file>

<file path=Object 9/content.xml><?xml version="1.0" encoding="utf-8"?>
<math xmlns="http://www.w3.org/1998/Math/MathML" display="block">
  <semantics>
    <msub>
      <mi>G</mi>
      <mi>C</mi>
    </msub>
    <annotation encoding="StarMath 5.0">G_C</annotation>
  </semantics>
</math>
</file>